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00%"/>
      <style:text-properties style:font-name="Cantarell" fo:font-size="13pt" style:font-size-asian="13pt" style:font-size-complex="13pt"/>
    </style:style>
    <style:style style:name="P3" style:family="paragraph" style:parent-style-name="Standard" style:list-style-name="L1">
      <style:paragraph-properties fo:line-height="100%"/>
      <style:text-properties style:font-name="Cantarell" fo:font-size="13pt" style:font-size-asian="13pt" style:font-size-complex="13pt"/>
    </style:style>
    <style:style style:name="P4" style:family="paragraph" style:parent-style-name="Standard" style:list-style-name="L2">
      <style:paragraph-properties fo:line-height="100%"/>
      <style:text-properties style:font-name="Cantarell" fo:font-size="13pt" style:font-size-asian="13pt" style:font-size-complex="13pt"/>
    </style:style>
    <style:style style:name="P5" style:family="paragraph" style:parent-style-name="Standard" style:list-style-name="L2">
      <style:paragraph-properties fo:line-height="100%"/>
      <style:text-properties style:font-name="Cantarell"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 style:list-style-name="L2">
      <style:paragraph-properties fo:line-height="100%"/>
      <style:text-properties style:font-name="Cantarell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3pt" fo:letter-spacing="normal" fo:font-style="normal" fo:font-weight="normal" style:font-size-asian="13pt" style:font-size-complex="13pt"/>
    </style:style>
    <style:style style:name="T1" style:family="text">
      <style:text-properties fo:font-variant="normal" fo:text-transform="none" fo:color="#222222" fo:letter-spacing="normal" fo:font-style="normal"/>
    </style:style>
    <style:style style:name="T2" style:family="text">
      <style:text-properties style:font-name="Cantarell"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2">Work Report ( period 1.10.2013 to 31.10.2013) by RRU</text:span></text:p>
      <text:list xml:id="list643063254" text:style-name="L1">
        <text:list-header>
          <text:p text:style-name="P3"/>
        </text:list-header>
      </text:list>
      <text:list xml:id="list2013868174" text:style-name="L2">
        <text:list-item>
          <text:list>
            <text:list-item>
              <text:list>
                <text:list-item>
                  <text:p text:style-name="P5"><text:span text:style-name="T1">Tested <text:s/>setting control bit by connecting test jig in C03 antenna test set up with the help of MBM by both GUI &amp; terminal input</text:span>.</text:p>
                  <text:p text:style-name="P6"/>
                </text:list-item>
                <text:list-item>
                  <text:p text:style-name="P7">Explored Ethernet broadcast &amp; circulated document.</text:p>
                  <text:p text:style-name="P7"/>
                </text:list-item>
                <text:list-item>
                  <text:p text:style-name="P7">Implemented state machine logic in Online_v2 where Online_v2 will not crashed by any malfunctioning at antenna side like power shutdown, cable unplugging, ERROR in reading MCM response. Whenever Online_v2 detects any of these, it kill that particular antenna device thread by calling terminate_thread function. All this test condition tested in Lab as well as C03 antenna. Implemented the terminate_thread function in Online_v2 which takes care of terminating the thread.</text:p>
                  <text:p text:style-name="P4"/>
                </text:list-item>
                <text:list-item>
                  <text:p text:style-name="P4">Generated plots for <text:s/>experiment using GNU plot.</text:p>
                  <text:p text:style-name="P4"><text:s text:c="3"/>plotted various data point like </text:p>
                  <text:p text:style-name="P4"><text:s text:c="2"/><text:tab/> 1. Time between command &amp; response </text:p>
                  <text:p text:style-name="P4"><text:s text:c="3"/><text:tab/> 2. Time between two successive monitoring packets.</text:p>
                  <text:p text:style-name="P4"/>
                </text:list-item>
                <text:list-item>
                  <text:p text:style-name="P7">Done the modification in mcmtest.c program as per FE group request.</text:p>
                  <text:p text:style-name="P4"/>
                </text:list-item>
                <text:list-item>
                  <text:p text:style-name="P4">Reconfigured whole Lab network setup for Online_v2 development including teleset machine, incms machine, N/W switch.</text:p>
                  <text:p text:style-name="P4">After N/W reconfiguration 1 second back ground monitoring has been working fine .</text:p>
                  <text:p text:style-name="P4"/>
                </text:list-item>
                <text:list-item>
                  <text:p text:style-name="P4">Performed GCC duty as per GCC schedule. </text:p>
                  <text:p text:style-name="P4"/>
                  <text:p text:style-name="P4"/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3-10-27T14:46:38</meta:creation-date>
    <dc:date>2013-11-11T15:18:49</dc:date>
    <dc:creator>teleset </dc:creator>
    <meta:editing-duration>PT18M36S</meta:editing-duration>
    <meta:editing-cycles>11</meta:editing-cycles>
    <meta:generator>LibreOffice/3.4$Linux LibreOffice_project/340m1$Build-602</meta:generator>
    <meta:document-statistic meta:table-count="0" meta:image-count="0" meta:object-count="0" meta:page-count="1" meta:paragraph-count="12" meta:word-count="187" meta:character-count="1196" meta:non-whitespace-character-count="1010"/>
  </office:meta>
</office:document-meta>
</file>